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5.228cm"/>
    </style:style>
    <style:style style:name="gr2" style:family="graphic" style:parent-style-name="standard">
      <style:graphic-properties draw:textarea-horizontal-align="justify" draw:textarea-vertical-align="middle" draw:auto-grow-height="false" fo:min-height="0.946cm" fo:min-width="3.72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1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96cm" fo:min-width="5.04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836cm" fo:min-width="3.342cm"/>
    </style:style>
    <style:style style:name="gr9" style:family="graphic" style:parent-style-name="standard">
      <style:graphic-properties draw:textarea-horizontal-align="justify" draw:textarea-vertical-align="middle" draw:auto-grow-height="false" fo:min-height="2.962cm" fo:min-width="3.09cm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4.168cm"/>
    </style:style>
    <style:style style:name="gr11" style:family="graphic" style:parent-style-name="standard">
      <style:graphic-properties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4.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1cm" svg:height="3.3cm" svg:x="6.2cm" svg:y="1cm">
          <text:p text:style-name="P1">Start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cm" svg:height="1.9cm" svg:x="6.8cm" svg:y="5.7cm">
          <text:p text:style-name="P1">Podaj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4.2cm" svg:height="3.9cm" svg:x="5.1cm" svg:y="12.8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25cm" svg:y1="4.3cm" svg:x2="10.15cm" svg:y2="5.7cm" draw:start-shape="id1" draw:end-shape="id2" draw:end-glue-point="5" svg:d="M10250 4300l-100 1400" svg:viewBox="0 0 101 1401">
          <text:p/>
        </draw:connector>
        <draw:custom-shape draw:style-name="gr5" draw:text-style-name="P1" xml:id="id8" draw:id="id8" draw:layer="layout" svg:width="8.8cm" svg:height="4.2cm" svg:x="0.7cm" svg:y="20.3cm">
          <text:p text:style-name="P1">Drukuj a„jest większy od”</text:p>
          <text:p text:style-name="P1">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3.8cm" svg:height="2.8cm" svg:x="11.6cm" svg:y="14.7cm">
          <text:p text:style-name="P1">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9.3cm" svg:y1="14.75cm" svg:x2="13.5cm" svg:y2="14.7cm" draw:start-shape="id3" draw:start-glue-point="7" draw:end-shape="id4" draw:end-glue-point="4" svg:d="M9300 14750l4200-50" svg:viewBox="0 0 4201 51">
          <text:p text:style-name="P1">nie</text:p>
        </draw:connector>
        <draw:custom-shape draw:style-name="gr8" draw:text-style-name="P1" xml:id="id5" draw:id="id5" draw:layer="layout" svg:width="6.1cm" svg:height="4.9cm" svg:x="9cm" svg:y="19.7cm">
          <text:p text:style-name="P3">Drukuj a„jest </text:p>
          <text:p text:style-name="P1">większy od”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6" draw:id="id6" draw:layer="layout" svg:width="5.7cm" svg:height="5.1cm" svg:x="14.6cm" svg:y="19.9cm">
          <text:p text:style-name="P1">Drukuj „liczby</text:p>
          <text:p text:style-name="P1"><text:s/>są równ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11.6cm" svg:y1="16.1cm" svg:x2="12.05cm" svg:y2="19.7cm" draw:start-shape="id4" draw:start-glue-point="5" draw:end-shape="id5" draw:end-glue-point="5" svg:d="M11600 16100l450 3600" svg:viewBox="0 0 451 3601">
          <text:p text:style-name="P1">tak</text:p>
        </draw:connector>
        <draw:connector draw:style-name="gr7" draw:text-style-name="P2" draw:layer="layout" draw:type="line" svg:x1="15.4cm" svg:y1="16.1cm" svg:x2="18.163cm" svg:y2="19.9cm" draw:start-shape="id4" draw:start-glue-point="7" draw:end-shape="id6" draw:end-glue-point="4" svg:d="M15400 16100l2763 3800" svg:viewBox="0 0 2764 3801">
          <text:p text:style-name="P1">nie</text:p>
        </draw:connector>
        <draw:custom-shape draw:style-name="gr10" draw:text-style-name="P1" xml:id="id7" draw:id="id7" draw:layer="layout" svg:width="6.6cm" svg:height="2.6cm" svg:x="10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5cm" svg:y1="24.6cm" svg:x2="13.3cm" svg:y2="26.1cm" draw:start-shape="id5" draw:start-glue-point="8" draw:end-shape="id7" draw:end-glue-point="4" svg:d="M12050 24600l1250 1500" svg:viewBox="0 0 1251 1501">
          <text:p/>
        </draw:connector>
        <draw:connector draw:style-name="gr4" draw:text-style-name="P2" draw:layer="layout" draw:type="line" svg:x1="16.737cm" svg:y1="25cm" svg:x2="13.3cm" svg:y2="26.1cm" draw:start-shape="id6" draw:start-glue-point="7" draw:end-shape="id7" draw:end-glue-point="4" svg:d="M16737 25000l-3437 1100" svg:viewBox="0 0 3438 1101">
          <text:p/>
        </draw:connector>
        <draw:connector draw:style-name="gr4" draw:text-style-name="P2" draw:layer="layout" draw:type="line" svg:x1="5.1cm" svg:y1="24.5cm" svg:x2="13.3cm" svg:y2="26.1cm" draw:start-shape="id8" draw:start-glue-point="8" draw:end-shape="id7" draw:end-glue-point="4" svg:d="M5100 24500l8200 1600" svg:viewBox="0 0 8201 1601">
          <text:p/>
        </draw:connector>
        <draw:connector draw:style-name="gr7" draw:text-style-name="P2" draw:layer="layout" draw:type="line" svg:x1="5.1cm" svg:y1="14.75cm" svg:x2="6.2cm" svg:y2="20.3cm" draw:start-shape="id3" draw:start-glue-point="5" draw:end-shape="id8" draw:end-glue-point="4" svg:d="M5100 14750l1100 5550" svg:viewBox="0 0 1101 5551">
          <text:p text:style-name="P1">tak</text:p>
        </draw:connector>
        <draw:custom-shape draw:style-name="gr11" draw:text-style-name="P1" xml:id="id9" draw:id="id9" draw:layer="layout" svg:width="4.2cm" svg:height="3.7cm" svg:x="7.9cm" svg:y="8.3cm">
          <text:p text:style-name="P1">If a,b i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15cm" svg:y1="7.6cm" svg:x2="10cm" svg:y2="8.3cm" draw:start-shape="id2" draw:start-glue-point="8" draw:end-shape="id9" draw:end-glue-point="4" svg:d="M10150 7600l-150 700" svg:viewBox="0 0 151 701">
          <text:p/>
        </draw:connector>
        <draw:connector draw:style-name="gr7" draw:text-style-name="P2" draw:layer="layout" draw:type="line" svg:x1="10cm" svg:y1="12cm" svg:x2="7.2cm" svg:y2="12.8cm" draw:start-shape="id9" draw:start-glue-point="6" draw:end-shape="id3" draw:end-glue-point="4" svg:d="M10000 12000l-2800 800" svg:viewBox="0 0 2801 801">
          <text:p text:style-name="P1">tak</text:p>
        </draw:connector>
        <draw:custom-shape draw:style-name="gr12" draw:text-style-name="P1" xml:id="id10" draw:id="id10" draw:layer="layout" svg:width="8.4cm" svg:height="2.7cm" svg:x="11.7cm" svg:y="11.6cm">
          <text:p text:style-name="P1">A,b nie są całkowi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2.1cm" svg:y1="10.15cm" svg:x2="15.9cm" svg:y2="11.6cm" draw:start-shape="id9" draw:start-glue-point="7" draw:end-shape="id10" draw:end-glue-point="5" svg:d="M12100 10150h3800v1450" svg:viewBox="0 0 3801 1451">
          <text:p text:style-name="P1">nie</text:p>
        </draw:connector>
        <draw:connector draw:style-name="gr4" draw:text-style-name="P2" draw:layer="layout" svg:x1="16.95cm" svg:y1="11.6cm" svg:x2="12.663cm" svg:y2="6.65cm" draw:start-shape="id10" draw:start-glue-point="4" draw:end-shape="id2" draw:end-glue-point="6" svg:d="M16950 11600v-4950h-4287" svg:viewBox="0 0 4288 4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1.714442468</meta:creation-date>
    <dc:date>2019-09-18T12:08:56.088012476</dc:date>
    <meta:editing-duration>PT17M1S</meta:editing-duration>
    <meta:editing-cycles>4</meta:editing-cycles>
    <meta:generator>LibreOffice/6.0.7.3$Linux_X86_64 LibreOffice_project/00m0$Build-3</meta:generator>
    <meta:document-statistic meta:object-count="22"/>
  </office:meta>
</office:document-meta>
</file>